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94cm" svg:height="4.867cm" draw:transform="skewX (0.000174532925199441) rotate (0.0980875039620813) translate (2.8330912405992cm 3.35107300396143cm)" svg:viewBox="0 0 3995 4868" svg:d="M377 87c2403-363 3787 419 3601 2174-188 1755-1652 2702-3867 2600-188-10-149-793 207-795 1229 47 2886-37 3023-1644 139-1607-1780-1897-2992-1557-284-9-273-733 28-778z">
          <text:p/>
        </draw:path>
        <draw:path draw:style-name="gr2" draw:text-style-name="P1" draw:layer="layout" svg:width="0.903cm" svg:height="0.66cm" draw:transform="skewX (0.00122173047639589) rotate (-2.15652882376419) translate (3.8238736382087cm 3.51919549264572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4.191cm" svg:height="0.793cm" draw:transform="skewX (-0.000523598775598298) rotate (-1.55299396842455) translate (3.8600092683589cm 3.65565702879874cm)" svg:viewBox="0 0 4192 794" svg:d="M113 704c340 29 981 77 1702 89 719 6 1971-37 2345-40 127 2-157-687-264-706-396-27-892 56-1729 63-839 13-1749-36-2104-110-121-16-48 692 50 704z">
          <text:p/>
        </draw:path>
        <draw:path draw:style-name="gr2" draw:text-style-name="P1" draw:layer="layout" svg:width="0.902cm" svg:height="0.661cm" draw:transform="skewX (0.001221730476396) rotate (-2.1556561591382) translate (4.00945731859439cm 7.51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244346095279206) rotate (-2.1556561591382) translate (3.9884736659504cm 3.65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2:34.924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